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5c91"/>
    </style:style>
    <style:style style:name="P2" style:family="paragraph" style:parent-style-name="Standard">
      <style:text-properties officeooo:paragraph-rsid="001b5c91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b5c91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b5c91"/>
    </style:style>
    <style:style style:name="P9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0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style:font-name="TimesNewRomanPSMT" fo:font-size="12pt" style:font-size-asian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1b5c91" style:font-size-asian="12pt" style:font-weight-asian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>Dichiarazione sostitutiva di certificazione di residenza</text:p>
      <text:p text:style-name="P12">(Art. 46 T.U. 28-12-2000 n.445)</text:p>
      <text:p text:style-name="P3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8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13">consapevole delle sanzioni penali, nel caso di dichiarazioni non veritiere, di formazione o uso di atti falsi, richiamate dall'art.76 del D.P.R. 445 del 28 Dicembre 2000</text:p>
      <text:p text:style-name="P4"/>
      <text:p text:style-name="P12">DICHIARO</text:p>
      <text:p text:style-name="P4"/>
      <text:p text:style-name="P4"/>
      <text:p text:style-name="P6"><text:span text:style-name="T2">di essere residente in </text:span><text:span text:style-name="T9">{%= @persona.indirizzo_residenza.to_s %}, {%= @persona.indirizzo_residenza.comune %}.</text:span></text:p>
      <text:p text:style-name="P4"/>
      <text:p text:style-name="P4"/>
      <text:p text:style-name="P4"/>
      <text:p text:style-name="P14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9"/>
      <text:p text:style-name="P4"/>
      <text:p text:style-name="P7"><text:span text:style-name="T3">……………………………, <text:s/></text:span><text:span text:style-name="T6">li <text:s/>{%= @data %}</text:span></text:p>
      <text:p text:style-name="P6"><text:span text:style-name="T2"><text:s text:c="18"/></text:span><text:span text:style-name="T4">(luogo)</text:span></text:p>
      <text:p text:style-name="P6"/>
      <text:p text:style-name="P6"/>
      <text:p text:style-name="P16"/>
      <text:p text:style-name="P15"><text:tab/>………………………………</text:p>
      <text:p text:style-name="P5"/>
      <text:p text:style-name="P5"><text:tab/>(firma non autenticata)</text:p>
      <text:p text:style-name="P3"/>
      <text:p text:style-name="P1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editing-duration>PT2M53S</meta:editing-duration>
    <meta:editing-cycles>2</meta:editing-cycles>
    <meta:creation-date>2015-09-29T09:58:12.471814000</meta:creation-date>
    <dc:date>2015-09-29T09:58:20.546436000</dc:date>
    <meta:document-statistic meta:table-count="0" meta:image-count="0" meta:object-count="0" meta:page-count="1" meta:paragraph-count="14" meta:word-count="170" meta:character-count="1317" meta:non-whitespace-character-count="1130"/>
  </office:meta>
</office:document-meta>
</file>